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30">
      <style:table-cell-properties style:vertical-align="automatic" fo:wrap-option="wrap" fo:background-color="#FFFF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0">
      <style:table-cell-properties style:vertical-align="automatic" fo:wrap-option="wrap" fo:background-color="#FFFF00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88pt" style:use-optimal-row-height="true" fo:break-before="auto"/>
    </style:style>
    <style:style style:name="ro3" style:family="table-row">
      <style:table-row-properties style:row-height="68pt" style:use-optimal-row-height="true" fo:break-before="auto"/>
    </style:style>
    <style:style style:name="ro4" style:family="table-row">
      <style:table-row-properties style:row-height="95pt" style:use-optimal-row-height="fals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10">
            <text:p>15</text:p>
          </table:table-cell>
          <table:table-cell office:value-type="string" table:style-name="ce8">
            <text:p>Výpočet s paramterom γ = 5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office:value-type="string" table:style-name="ce8">
            <text:p>Keďže matica A spĺňa podmienku konvergencie, teda je ostro diagonálne dominantná, po 15 iteráciách dostávame výsledok.<text:s/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b</text:p>
          </table:table-cell>
          <table:table-cell office:value-type="float" office:value="987" table:style-name="ce10">
            <text:p>987</text:p>
          </table:table-cell>
          <table:table-cell office:value-type="string" table:style-name="ce8">
            <text:p>Výpočet s paramterom γ = 2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office:value-type="string" table:style-name="ce8">
            <text:p>Matica A spĺňa podmienku konvergencie - platí, že je ostro diagonálne dominantná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Jc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Výpočet s paramterom γ = 1/2 použitím Jacobiho metódy. Matica nespĺňa podmienku konvergencie, keďže pre ňu neplatí, že je ostro diagonálne dominantná.</text:p>
          </table:table-cell>
          <table:table-cell office:value-type="string" table:style-name="ce8">
            <text:p>Matica nespĺňa podmienku konvergencie, pomocou Jacobiho metódy nevieme zistiť výsledok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10" table:style-name="ce10">
            <text:p>10</text:p>
          </table:table-cell>
          <table:table-cell office:value-type="string" table:style-name="ce8">
            <text:p>Výpočet s paramterom γ = 5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office:value-type="string" table:style-name="ce8">
            <text:p>Matica A spĺňa podmienku konvergencie - je pozitívne definitná.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Sb</text:p>
          </table:table-cell>
          <table:table-cell office:value-type="float" office:value="495" table:style-name="ce10">
            <text:p>495</text:p>
          </table:table-cell>
          <table:table-cell office:value-type="string" table:style-name="ce8">
            <text:p>Výpočet s paramterom γ = 2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office:value-type="string" table:style-name="ce8">
            <text:p>Matica A spĺňa podmienku konvergencie - je pozitívne definitná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Sc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Výpočet s paramterom γ = 1/2 použitím Gauss-Seidelovej metódy. Matica A nespĺňa podmienku konvergencie, pretože nie je pozitívne definitná.</text:p>
          </table:table-cell>
          <table:table-cell office:value-type="string" table:style-name="ce8">
            <text:p>Matica nespĺňa podmienku konvergencie, pretože nie je pozitívne definitná.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(případné další varianty – popište)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number-rows-repeated="2" table:style-name="ro6">
          <table:table-cell table:number-columns-repeated="2" table:style-name="ce4"/>
          <table:table-cell table:number-columns-repeated="2" table:style-name="ce5"/>
          <table:table-cell table:number-columns-repeated="1638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office:value-type="string" table:style-name="ce1">
            <text:p>celkový komentář (máte-li)</text:p>
          </table:table-cell>
          <table:table-cell table:number-columns-spanned="3" table:number-rows-spanned="1" table:style-name="ce7"/>
          <table:covered-table-cell table:number-columns-repeated="2"/>
          <table:table-cell table:number-columns-repeated="16380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0-11-26T09:57:18Z</meta:creation-date>
    <dc:date>2021-11-28T19:35:13Z</dc:date>
    <meta:editing-cycles>4</meta:editing-cycles>
    <meta:editing-duration>PT446S</meta:editing-duration>
  </office:meta>
</office:document-meta>
</file>